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4cm" fo:break-before="auto" style:use-optimal-row-height="false"/>
    </style:style>
    <style:style style:name="ro5" style:family="table-row">
      <style:table-row-properties style:row-height="0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1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19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style:font-size-asian="5pt" style:font-size-complex="5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5pt" style:font-size-asian="5pt" style:font-size-complex="5pt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ados"/>
        <table:table-column table:style-name="co3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default-cell-style-name="dados"/>
        <table:table-column table:style-name="co8" table:default-cell-style-name="dados"/>
        <table:table-column table:style-name="co18" table:default-cell-style-name="dados"/>
        <table:table-row table:style-name="ro1">
          <table:table-cell table:style-name="ce1" office:value-type="string" calcext:value-type="string" table:number-columns-spanned="21" table:number-rows-spanned="1">
            <text:p>Remuneração</text:p>
          </table:table-cell>
          <table:covered-table-cell table:style-name="ce1"/>
          <table:covered-table-cell table:number-columns-repeated="19" table:style-name="Default"/>
        </table:table-row>
        <table:table-row table:style-name="ro2">
          <table:table-cell table:style-name="ce16" office:value-type="string" calcext:value-type="string">
            <text:p>Período:</text:p>
          </table:table-cell>
          <table:table-cell table:style-name="ce16" office:value-type="string" calcext:value-type="string">
            <text:p>marco de 2024</text:p>
          </table:table-cell>
          <table:table-cell table:style-name="ce19" table:number-columns-spanned="19" table:number-rows-spanned="1"/>
          <table:covered-table-cell table:number-columns-repeated="18" table:style-name="Default"/>
        </table:table-row>
        <table:table-row table:style-name="ro3">
          <table:table-cell table:style-name="ce17" office:value-type="string" calcext:value-type="string" table:number-columns-spanned="1" table:number-rows-spanned="3">
            <text:p>Matrícula</text:p>
          </table:table-cell>
          <table:table-cell table:style-name="ce17" office:value-type="string" calcext:value-type="string" table:number-columns-spanned="1" table:number-rows-spanned="3">
            <text:p>Nome e Cargo</text:p>
          </table:table-cell>
          <table:table-cell table:style-name="ce6" office:value-type="string" calcext:value-type="string" table:number-columns-spanned="1" table:number-rows-spanned="3">
            <text:p>Lotação</text:p>
          </table:table-cell>
          <table:table-cell table:style-name="ce6" office:value-type="string" calcext:value-type="string" table:number-columns-spanned="1" table:number-rows-spanned="3">
            <text:p>FC ou CC</text:p>
          </table:table-cell>
          <table:table-cell table:style-name="ce6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3">
            <text:p>Rendimento Líquido Total (14)</text:p>
          </table:table-cell>
          <table:table-cell table:style-name="ce22" office:value-type="string" calcext:value-type="string" table:number-columns-spanned="3" table:number-rows-spanned="1">
            <text:p>Estagiários</text:p>
          </table:table-cell>
          <table:covered-table-cell table:number-columns-repeated="2" table:style-name="ce4"/>
        </table:table-row>
        <table:table-row table:style-name="ro3">
          <table:covered-table-cell table:number-columns-repeated="4" table:style-name="ce4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4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text:p>Outras Remunerações Temporárias (7)</text:p>
          </table:table-cell>
          <table:table-cell table:style-name="ce21" office:value-type="string" calcext:value-type="string" table:number-columns-spanned="1" table:number-rows-spanned="2">
            <text:p>Verbas Indenizatórias (8)</text:p>
          </table:table-cell>
          <table:table-cell table:style-name="ce6" office:value-type="string" calcext:value-type="string" table:number-columns-spanned="1" table:number-rows-spanned="2">
            <text:p>Total de Rendimentos Brutos (9)</text:p>
          </table:table-cell>
          <table:table-cell table:style-name="ce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Total de Descontos (13)</text:p>
          </table:table-cell>
          <table:covered-table-cell table:style-name="ce4"/>
          <table:table-cell table:style-name="ce6" office:value-type="string" calcext:value-type="string" table:number-columns-spanned="1" table:number-rows-spanned="2">
            <text:p>Auxílio Transporte</text:p>
          </table:table-cell>
          <table:table-cell table:style-name="ce6" office:value-type="string" calcext:value-type="string" table:number-columns-spanned="1" table:number-rows-spanned="2">
            <text:p>Bolsa Auxílio</text:p>
          </table:table-cell>
          <table:table-cell table:style-name="ce6" office:value-type="string" calcext:value-type="string" table:number-columns-spanned="1" table:number-rows-spanned="2">
            <text:p>Valor Total do Auxílio</text:p>
          </table:table-cell>
        </table:table-row>
        <table:table-row table:style-name="ro4">
          <table:covered-table-cell table:number-columns-repeated="4" table:style-name="ce4"/>
          <table:table-cell table:style-name="ce6" office:value-type="string" calcext:value-type="string">
            <text:p>Remuneração do Cargo Efetivo (1)</text:p>
          </table:table-cell>
          <table:table-cell table:style-name="ce6" office:value-type="string" calcext:value-type="string">
            <text:p>Outras Verbas Remuneratórias, Legais ou Judiciais (2)</text:p>
          </table:table-cell>
          <table:table-cell table:style-name="ce6" office:value-type="string" calcext:value-type="string">
            <text:p>Função de Confiança ou Cargo em Comissão (3)</text:p>
          </table:table-cell>
          <table:table-cell table:style-name="ce6" office:value-type="string" calcext:value-type="string">
            <text:p>Gratificação Natalina (4)</text:p>
          </table:table-cell>
          <table:table-cell table:style-name="ce6" office:value-type="string" calcext:value-type="string">
            <text:p>Férias (1/3 constitucional) (5)</text:p>
          </table:table-cell>
          <table:table-cell table:style-name="ce6" office:value-type="string" calcext:value-type="string">
            <text:p>Abono de Permanência (6)</text:p>
          </table:table-cell>
          <table:covered-table-cell table:number-columns-repeated="3" table:style-name="ce6"/>
          <table:table-cell table:style-name="ce6" office:value-type="string" calcext:value-type="string">
            <text:p>Contribuição Previdenciária (10)</text:p>
          </table:table-cell>
          <table:table-cell table:style-name="ce6" office:value-type="string" calcext:value-type="string">
            <text:p>Imposto de Renda (11)</text:p>
          </table:table-cell>
          <table:table-cell table:style-name="ce6" office:value-type="string" calcext:value-type="string">
            <text:p>Retenção por Teto Constitucional (12)</text:p>
          </table:table-cell>
          <table:covered-table-cell table:number-columns-repeated="5" table:style-name="ce4"/>
        </table:table-row>
        <table:table-row table:style-name="ro3">
          <table:table-cell office:value-type="string" calcext:value-type="string">
            <text:p>01272</text:p>
          </table:table-cell>
          <table:table-cell office:value-type="string" calcext:value-type="string">
            <text:p>ALZENY VIANNA GONC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2081.8" calcext:value-type="currency">
            <text:p>R$ 2.081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04.83" calcext:value-type="currency">
            <text:p>R$ 2.604,83</text:p>
          </table:table-cell>
          <table:table-cell office:value-type="currency" office:currency="BRL" office:value="8788.34" calcext:value-type="currency">
            <text:p>R$ 8.788,3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99</text:p>
          </table:table-cell>
          <table:table-cell office:value-type="string" calcext:value-type="string">
            <text:p>ANA ANGELICA MARIA DURAND COSTA DA CUNHA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7</text:p>
          </table:table-cell>
          <table:table-cell office:value-type="string" calcext:value-type="string">
            <text:p>ANA FONTES DA CRU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584.22" calcext:value-type="currency">
            <text:p>R$ 3.584,22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32625.08" calcext:value-type="currency">
            <text:p>R$ 32.625,0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8</text:p>
          </table:table-cell>
          <table:table-cell office:value-type="string" calcext:value-type="string">
            <text:p>ANGELA ANDREAZZI VALE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7703.32" calcext:value-type="currency">
            <text:p>R$ 7.703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7703.32" calcext:value-type="currency">
            <text:p>R$ 7.703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7004.51" calcext:value-type="currency">
            <text:p>R$ 7.004,5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2</text:p>
          </table:table-cell>
          <table:table-cell office:value-type="string" calcext:value-type="string">
            <text:p>BÁRBARA JARDIM NUN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1903.63" calcext:value-type="currency">
            <text:p>R$ 31.903,6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1903.63" calcext:value-type="currency">
            <text:p>R$ 31.903,63</text:p>
          </table:table-cell>
          <table:table-cell office:value-type="currency" office:currency="BRL" office:value="3999.37" calcext:value-type="currency">
            <text:p>R$ 3.999,3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999.37" calcext:value-type="currency">
            <text:p>R$ 3.999,37</text:p>
          </table:table-cell>
          <table:table-cell office:value-type="currency" office:currency="BRL" office:value="27904.26" calcext:value-type="currency">
            <text:p>R$ 27.904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97</text:p>
          </table:table-cell>
          <table:table-cell office:value-type="string" calcext:value-type="string">
            <text:p>BENEDITO SOUSA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767.4" calcext:value-type="currency">
            <text:p>R$ 35.76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767.4" calcext:value-type="currency">
            <text:p>R$ 35.767,40</text:p>
          </table:table-cell>
          <table:table-cell office:value-type="currency" office:currency="BRL" office:value="4733.49" calcext:value-type="currency">
            <text:p>R$ 4.733,4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733.49" calcext:value-type="currency">
            <text:p>R$ 4.733,49</text:p>
          </table:table-cell>
          <table:table-cell office:value-type="currency" office:currency="BRL" office:value="31033.91" calcext:value-type="currency">
            <text:p>R$ 31.033,9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7</text:p>
          </table:table-cell>
          <table:table-cell office:value-type="string" calcext:value-type="string">
            <text:p>CELINA RODRIGUES C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226.2" calcext:value-type="currency">
            <text:p>R$ 17.226,2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226.2" calcext:value-type="currency">
            <text:p>R$ 17.226,20</text:p>
          </table:table-cell>
          <table:table-cell office:value-type="currency" office:currency="BRL" office:value="1446.67" calcext:value-type="currency">
            <text:p>R$ 1.446,67</text:p>
          </table:table-cell>
          <table:table-cell office:value-type="currency" office:currency="BRL" office:value="2919.77" calcext:value-type="currency">
            <text:p>R$ 2.919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66.44" calcext:value-type="currency">
            <text:p>R$ 4.366,44</text:p>
          </table:table-cell>
          <table:table-cell office:value-type="currency" office:currency="BRL" office:value="12859.76" calcext:value-type="currency">
            <text:p>R$ 12.859,7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5</text:p>
          </table:table-cell>
          <table:table-cell office:value-type="string" calcext:value-type="string">
            <text:p>CLÁUDIA MARIA DA SILVA GARCIA DE OLIV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056.39" calcext:value-type="currency">
            <text:p>R$ 5.056,3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5056.39" calcext:value-type="currency">
            <text:p>R$ 5.056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4708.56" calcext:value-type="currency">
            <text:p>R$ 4.708,5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12</text:p>
          </table:table-cell>
          <table:table-cell office:value-type="string" calcext:value-type="string">
            <text:p>CLAUDOMIRA PESSOA BUARQU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5933.22" calcext:value-type="currency">
            <text:p>R$ 5.933,2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50.91" calcext:value-type="currency">
            <text:p>R$ 45.650,91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42.39" calcext:value-type="currency">
            <text:p>R$ 1.642,39</text:p>
          </table:table-cell>
          <table:table-cell office:value-type="currency" office:currency="BRL" office:value="16892.13" calcext:value-type="currency">
            <text:p>R$ 16.892,13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35</text:p>
          </table:table-cell>
          <table:table-cell office:value-type="string" calcext:value-type="string">
            <text:p>CLEIDE DE LIMA ASSEF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17148.68" calcext:value-type="currency">
            <text:p>R$ 17.148,6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6</text:p>
          </table:table-cell>
          <table:table-cell office:value-type="string" calcext:value-type="string">
            <text:p>CONCEICAO LOURDES ARRUD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4498.06" calcext:value-type="currency">
            <text:p>R$ 24.498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498.06" calcext:value-type="currency">
            <text:p>R$ 24.498,06</text:p>
          </table:table-cell>
          <table:table-cell office:value-type="currency" office:currency="BRL" office:value="2646.52" calcext:value-type="currency">
            <text:p>R$ 2.646,52</text:p>
          </table:table-cell>
          <table:table-cell office:value-type="currency" office:currency="BRL" office:value="4589.57" calcext:value-type="currency">
            <text:p>R$ 4.589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36.09" calcext:value-type="currency">
            <text:p>R$ 7.236,09</text:p>
          </table:table-cell>
          <table:table-cell office:value-type="currency" office:currency="BRL" office:value="17261.97" calcext:value-type="currency">
            <text:p>R$ 17.261,9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2</text:p>
          </table:table-cell>
          <table:table-cell office:value-type="string" calcext:value-type="string">
            <text:p>CONSUELO TEIXEIRA DE ARAÚJO RODRIGU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345.24" calcext:value-type="currency">
            <text:p>R$ 35.345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345.24" calcext:value-type="currency">
            <text:p>R$ 35.345,24</text:p>
          </table:table-cell>
          <table:table-cell office:value-type="currency" office:currency="BRL" office:value="4653.28" calcext:value-type="currency">
            <text:p>R$ 4.653,28</text:p>
          </table:table-cell>
          <table:table-cell office:value-type="currency" office:currency="BRL" office:value="7544.28" calcext:value-type="currency">
            <text:p>R$ 7.544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197.56" calcext:value-type="currency">
            <text:p>R$ 12.197,56</text:p>
          </table:table-cell>
          <table:table-cell office:value-type="currency" office:currency="BRL" office:value="23147.68" calcext:value-type="currency">
            <text:p>R$ 23.147,6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3</text:p>
          </table:table-cell>
          <table:table-cell office:value-type="string" calcext:value-type="string">
            <text:p>DAIANA CECÍLIA DE ARAÚJ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706.74" calcext:value-type="currency">
            <text:p>R$ 706,74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2</text:p>
          </table:table-cell>
          <table:table-cell office:value-type="string" calcext:value-type="string">
            <text:p>DAURA CASTANHO MEND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288.71" calcext:value-type="currency">
            <text:p>R$ 35.288,7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288.71" calcext:value-type="currency">
            <text:p>R$ 35.288,71</text:p>
          </table:table-cell>
          <table:table-cell office:value-type="currency" office:currency="BRL" office:value="1628.64" calcext:value-type="currency">
            <text:p>R$ 1.628,64</text:p>
          </table:table-cell>
          <table:table-cell office:value-type="currency" office:currency="BRL" office:value="3173.02" calcext:value-type="currency">
            <text:p>R$ 3.173,02</text:p>
          </table:table-cell>
          <table:table-cell office:value-type="currency" office:currency="BRL" office:value="16959.65" calcext:value-type="currency">
            <text:p>R$ 16.959,65</text:p>
          </table:table-cell>
          <table:table-cell office:value-type="currency" office:currency="BRL" office:value="21761.31" calcext:value-type="currency">
            <text:p>R$ 21.761,31</text:p>
          </table:table-cell>
          <table:table-cell office:value-type="currency" office:currency="BRL" office:value="13527.4" calcext:value-type="currency">
            <text:p>R$ 13.527,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80</text:p>
          </table:table-cell>
          <table:table-cell office:value-type="string" calcext:value-type="string">
            <text:p>DÉBORA RIBEIRO PAIXÃ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047.4" calcext:value-type="currency">
            <text:p>R$ 5.04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047.4" calcext:value-type="currency">
            <text:p>R$ 5.04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4957.33" calcext:value-type="currency">
            <text:p>R$ 4.957,3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4</text:p>
          </table:table-cell>
          <table:table-cell office:value-type="string" calcext:value-type="string">
            <text:p>DENIZE MARIA GAZOLA DE SOUZ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609.62" calcext:value-type="currency">
            <text:p>R$ 25.609,6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09.62" calcext:value-type="currency">
            <text:p>R$ 25.609,62</text:p>
          </table:table-cell>
          <table:table-cell office:value-type="currency" office:currency="BRL" office:value="2829.93" calcext:value-type="currency">
            <text:p>R$ 2.829,93</text:p>
          </table:table-cell>
          <table:table-cell office:value-type="currency" office:currency="BRL" office:value="5368.41" calcext:value-type="currency">
            <text:p>R$ 5.368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198.34" calcext:value-type="currency">
            <text:p>R$ 8.198,34</text:p>
          </table:table-cell>
          <table:table-cell office:value-type="currency" office:currency="BRL" office:value="17411.28" calcext:value-type="currency">
            <text:p>R$ 17.411,2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0</text:p>
          </table:table-cell>
          <table:table-cell office:value-type="string" calcext:value-type="string">
            <text:p>DULCE GASPAR DAMACENO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089.21" calcext:value-type="currency">
            <text:p>R$ 15.089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15089.21" calcext:value-type="currency">
            <text:p>R$ 15.089,21</text:p>
          </table:table-cell>
          <table:table-cell office:value-type="currency" office:currency="BRL" office:value="1094.06" calcext:value-type="currency">
            <text:p>R$ 1.094,06</text:p>
          </table:table-cell>
          <table:table-cell office:value-type="currency" office:currency="BRL" office:value="2429.07" calcext:value-type="currency">
            <text:p>R$ 2.429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23.13" calcext:value-type="currency">
            <text:p>R$ 3.523,13</text:p>
          </table:table-cell>
          <table:table-cell office:value-type="currency" office:currency="BRL" office:value="11566.08" calcext:value-type="currency">
            <text:p>R$ 11.566,0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22</text:p>
          </table:table-cell>
          <table:table-cell office:value-type="string" calcext:value-type="string">
            <text:p>EDITH ARAUJO DE REZEND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6882.53" calcext:value-type="currency">
            <text:p>R$ 6.882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600.22" calcext:value-type="currency">
            <text:p>R$ 46.600,2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91.7" calcext:value-type="currency">
            <text:p>R$ 2.591,70</text:p>
          </table:table-cell>
          <table:table-cell office:value-type="currency" office:currency="BRL" office:value="17841.44" calcext:value-type="currency">
            <text:p>R$ 17.841,4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28</text:p>
          </table:table-cell>
          <table:table-cell office:value-type="string" calcext:value-type="string">
            <text:p>ELZA CARDOSO RIZZ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90.58" calcext:value-type="currency">
            <text:p>R$ 4.390,5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108.27" calcext:value-type="currency">
            <text:p>R$ 44.108,27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99.75" calcext:value-type="currency">
            <text:p>R$ 99,75</text:p>
          </table:table-cell>
          <table:table-cell office:value-type="currency" office:currency="BRL" office:value="15349.49" calcext:value-type="currency">
            <text:p>R$ 15.349,49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33</text:p>
          </table:table-cell>
          <table:table-cell office:value-type="string" calcext:value-type="string">
            <text:p>ELZI COELHO DE CAST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0401.01" calcext:value-type="currency">
            <text:p>R$ 20.401,0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401.01" calcext:value-type="currency">
            <text:p>R$ 20.401,01</text:p>
          </table:table-cell>
          <table:table-cell office:value-type="currency" office:currency="BRL" office:value="1970.51" calcext:value-type="currency">
            <text:p>R$ 1.970,51</text:p>
          </table:table-cell>
          <table:table-cell office:value-type="currency" office:currency="BRL" office:value="3648.79" calcext:value-type="currency">
            <text:p>R$ 3.648,7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9.3" calcext:value-type="currency">
            <text:p>R$ 5.619,30</text:p>
          </table:table-cell>
          <table:table-cell office:value-type="currency" office:currency="BRL" office:value="14781.71" calcext:value-type="currency">
            <text:p>R$ 14.781,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6</text:p>
          </table:table-cell>
          <table:table-cell office:value-type="string" calcext:value-type="string">
            <text:p>FLÁVIA ELLEN ARRUDA FONSEC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31.14" calcext:value-type="currency">
            <text:p>R$ 1.031,14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08</text:p>
          </table:table-cell>
          <table:table-cell office:value-type="string" calcext:value-type="string">
            <text:p>FRANCISCA LUCAS DE SOUZ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464.47" calcext:value-type="currency">
            <text:p>R$ 1.464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22.61" calcext:value-type="currency">
            <text:p>R$ 1.922,61</text:p>
          </table:table-cell>
          <table:table-cell office:value-type="currency" office:currency="BRL" office:value="9023.04" calcext:value-type="currency">
            <text:p>R$ 9.023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4</text:p>
          </table:table-cell>
          <table:table-cell office:value-type="string" calcext:value-type="string">
            <text:p>GERALDA DE MACEDO COELH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4456.04" calcext:value-type="currency">
            <text:p>R$ 34.456,0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057.96" calcext:value-type="currency">
            <text:p>R$ 3.057,96</text:p>
          </table:table-cell>
          <table:table-cell office:value-type="currency" office:currency="BRL" office:value="34456.04" calcext:value-type="currency">
            <text:p>R$ 34.456,04</text:p>
          </table:table-cell>
          <table:table-cell office:value-type="currency" office:currency="BRL" office:value="766.41" calcext:value-type="currency">
            <text:p>R$ 766,41</text:p>
          </table:table-cell>
          <table:table-cell office:value-type="currency" office:currency="BRL" office:value="1964.33" calcext:value-type="currency">
            <text:p>R$ 1.964,33</text:p>
          </table:table-cell>
          <table:table-cell office:value-type="currency" office:currency="BRL" office:value="21384.43" calcext:value-type="currency">
            <text:p>R$ 21.384,43</text:p>
          </table:table-cell>
          <table:table-cell office:value-type="currency" office:currency="BRL" office:value="24115.17" calcext:value-type="currency">
            <text:p>R$ 24.115,17</text:p>
          </table:table-cell>
          <table:table-cell office:value-type="currency" office:currency="BRL" office:value="10340.87" calcext:value-type="currency">
            <text:p>R$ 10.340,8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7</text:p>
          </table:table-cell>
          <table:table-cell office:value-type="string" calcext:value-type="string">
            <text:p>GILDEANE MORAES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824.23" calcext:value-type="currency">
            <text:p>R$ 15.824,2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824.23" calcext:value-type="currency">
            <text:p>R$ 15.824,23</text:p>
          </table:table-cell>
          <table:table-cell office:value-type="currency" office:currency="BRL" office:value="1215.34" calcext:value-type="currency">
            <text:p>R$ 1.215,34</text:p>
          </table:table-cell>
          <table:table-cell office:value-type="currency" office:currency="BRL" office:value="3121.44" calcext:value-type="currency">
            <text:p>R$ 3.121,4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6.78" calcext:value-type="currency">
            <text:p>R$ 4.336,78</text:p>
          </table:table-cell>
          <table:table-cell office:value-type="currency" office:currency="BRL" office:value="11487.45" calcext:value-type="currency">
            <text:p>R$ 11.487,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0</text:p>
          </table:table-cell>
          <table:table-cell office:value-type="string" calcext:value-type="string">
            <text:p>GUILHERME RODRIGUES DA COST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898.67" calcext:value-type="currency">
            <text:p>R$ 2.898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83.14" calcext:value-type="currency">
            <text:p>R$ 483,14</text:p>
          </table:table-cell>
          <table:table-cell office:value-type="currency" office:currency="BRL" office:value="2898.67" calcext:value-type="currency">
            <text:p>R$ 2.898,6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4.9" calcext:value-type="currency">
            <text:p>R$ 294,90</text:p>
          </table:table-cell>
          <table:table-cell office:value-type="currency" office:currency="BRL" office:value="2603.77" calcext:value-type="currency">
            <text:p>R$ 2.603,7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0</text:p>
          </table:table-cell>
          <table:table-cell office:value-type="string" calcext:value-type="string">
            <text:p>HERIKA CARVALHO DE SOUZ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58</text:p>
          </table:table-cell>
          <table:table-cell office:value-type="string" calcext:value-type="string">
            <text:p>HILMA LIMA DE OLIV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989.31" calcext:value-type="currency">
            <text:p>R$ 6.989,3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721.12" calcext:value-type="currency">
            <text:p>R$ 44.721,1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712.6" calcext:value-type="currency">
            <text:p>R$ 712,60</text:p>
          </table:table-cell>
          <table:table-cell office:value-type="currency" office:currency="BRL" office:value="15962.34" calcext:value-type="currency">
            <text:p>R$ 15.962,3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5</text:p>
          </table:table-cell>
          <table:table-cell office:value-type="string" calcext:value-type="string">
            <text:p>HONORATA FERREIRA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0506.41" calcext:value-type="currency">
            <text:p>R$ 20.506,4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506.41" calcext:value-type="currency">
            <text:p>R$ 20.506,41</text:p>
          </table:table-cell>
          <table:table-cell office:value-type="currency" office:currency="BRL" office:value="1987.9" calcext:value-type="currency">
            <text:p>R$ 1.987,90</text:p>
          </table:table-cell>
          <table:table-cell office:value-type="currency" office:currency="BRL" office:value="3672.99" calcext:value-type="currency">
            <text:p>R$ 3.672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60.89" calcext:value-type="currency">
            <text:p>R$ 5.660,89</text:p>
          </table:table-cell>
          <table:table-cell office:value-type="currency" office:currency="BRL" office:value="14845.52" calcext:value-type="currency">
            <text:p>R$ 14.845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06</text:p>
          </table:table-cell>
          <table:table-cell office:value-type="string" calcext:value-type="string">
            <text:p>HONORTINA DE SOUSA MAIA RESEND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76.37" calcext:value-type="currency">
            <text:p>R$ 676,3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8408.18" calcext:value-type="currency">
            <text:p>R$ 38.408,18</text:p>
          </table:table-cell>
          <table:table-cell office:value-type="currency" office:currency="BRL" office:value="5235.24" calcext:value-type="currency">
            <text:p>R$ 5.235,2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235.24" calcext:value-type="currency">
            <text:p>R$ 5.235,24</text:p>
          </table:table-cell>
          <table:table-cell office:value-type="currency" office:currency="BRL" office:value="33172.94" calcext:value-type="currency">
            <text:p>R$ 33.172,9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3</text:p>
          </table:table-cell>
          <table:table-cell office:value-type="string" calcext:value-type="string">
            <text:p>IDAGMAR SANTANA PEREIRA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714.42" calcext:value-type="currency">
            <text:p>R$ 13.714,42</text:p>
          </table:table-cell>
          <table:table-cell office:value-type="currency" office:currency="BRL" office:value="1173.99" calcext:value-type="currency">
            <text:p>R$ 1.173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888.41" calcext:value-type="currency">
            <text:p>R$ 14.888,41</text:p>
          </table:table-cell>
          <table:table-cell office:value-type="currency" office:currency="BRL" office:value="554.53" calcext:value-type="currency">
            <text:p>R$ 554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193.55" calcext:value-type="currency">
            <text:p>R$ 2.193,55</text:p>
          </table:table-cell>
          <table:table-cell office:value-type="currency" office:currency="BRL" office:value="12694.86" calcext:value-type="currency">
            <text:p>R$ 12.694,8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07</text:p>
          </table:table-cell>
          <table:table-cell office:value-type="string" calcext:value-type="string">
            <text:p>IRENE MARANHÃO ESPÍRITO SANTO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278.24" calcext:value-type="currency">
            <text:p>R$ 40.278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278.24" calcext:value-type="currency">
            <text:p>R$ 40.278,24</text:p>
          </table:table-cell>
          <table:table-cell office:value-type="currency" office:currency="BRL" office:value="5354.76" calcext:value-type="currency">
            <text:p>R$ 5.354,76</text:p>
          </table:table-cell>
          <table:table-cell office:value-type="currency" office:currency="BRL" office:value="7843.09" calcext:value-type="currency">
            <text:p>R$ 7.843,09</text:p>
          </table:table-cell>
          <table:table-cell office:value-type="currency" office:currency="BRL" office:value="1240.99" calcext:value-type="currency">
            <text:p>R$ 1.240,99</text:p>
          </table:table-cell>
          <table:table-cell office:value-type="currency" office:currency="BRL" office:value="14438.84" calcext:value-type="currency">
            <text:p>R$ 14.438,84</text:p>
          </table:table-cell>
          <table:table-cell office:value-type="currency" office:currency="BRL" office:value="25839.4" calcext:value-type="currency">
            <text:p>R$ 25.839,4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6</text:p>
          </table:table-cell>
          <table:table-cell office:value-type="string" calcext:value-type="string">
            <text:p>IRENE QUEIROZ DE SOUZA BRAG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6.84" calcext:value-type="currency">
            <text:p>R$ 1.706,84</text:p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60.35" calcext:value-type="currency">
            <text:p>R$ 4.360,35</text:p>
          </table:table-cell>
          <table:table-cell office:value-type="currency" office:currency="BRL" office:value="6677.26" calcext:value-type="currency">
            <text:p>R$ 6.677,26</text:p>
          </table:table-cell>
          <table:table-cell office:value-type="currency" office:currency="BRL" office:value="5914.21" calcext:value-type="currency">
            <text:p>R$ 5.914,21</text:p>
          </table:table-cell>
          <table:table-cell office:value-type="currency" office:currency="BRL" office:value="16951.82" calcext:value-type="currency">
            <text:p>R$ 16.951,82</text:p>
          </table:table-cell>
          <table:table-cell office:value-type="currency" office:currency="BRL" office:value="22765.87" calcext:value-type="currency">
            <text:p>R$ 22.765,8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3</text:p>
          </table:table-cell>
          <table:table-cell office:value-type="string" calcext:value-type="string">
            <text:p>ISAURA MOREIRA NOG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188.45" calcext:value-type="currency">
            <text:p>R$ 41.188,4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188.45" calcext:value-type="currency">
            <text:p>R$ 41.188,45</text:p>
          </table:table-cell>
          <table:table-cell office:value-type="currency" office:currency="BRL" office:value="5763.49" calcext:value-type="currency">
            <text:p>R$ 5.763,49</text:p>
          </table:table-cell>
          <table:table-cell office:value-type="currency" office:currency="BRL" office:value="8322.26" calcext:value-type="currency">
            <text:p>R$ 8.322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085.75" calcext:value-type="currency">
            <text:p>R$ 14.085,75</text:p>
          </table:table-cell>
          <table:table-cell office:value-type="currency" office:currency="BRL" office:value="27102.7" calcext:value-type="currency">
            <text:p>R$ 27.102,7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39</text:p>
          </table:table-cell>
          <table:table-cell office:value-type="string" calcext:value-type="string">
            <text:p>IZOLINA ALVES COSTA FERRA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3797.25" calcext:value-type="currency">
            <text:p>R$ 3.797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3514.94" calcext:value-type="currency">
            <text:p>R$ 43.514,94</text:p>
          </table:table-cell>
          <table:table-cell office:value-type="currency" office:currency="BRL" office:value="6205.52" calcext:value-type="currency">
            <text:p>R$ 6.205,52</text:p>
          </table:table-cell>
          <table:table-cell office:value-type="currency" office:currency="BRL" office:value="9364.09" calcext:value-type="currency">
            <text:p>R$ 9.364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569.61" calcext:value-type="currency">
            <text:p>R$ 15.569,61</text:p>
          </table:table-cell>
          <table:table-cell office:value-type="currency" office:currency="BRL" office:value="27945.33" calcext:value-type="currency">
            <text:p>R$ 27.945,3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1</text:p>
          </table:table-cell>
          <table:table-cell office:value-type="string" calcext:value-type="string">
            <text:p>JOÃO COSTA BUEN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091" calcext:value-type="currency">
            <text:p>R$ 3.091,00</text:p>
          </table:table-cell>
          <table:table-cell office:value-type="currency" office:currency="BRL" office:value="-281" calcext:value-type="currency">
            <text:p>-R$ 281,0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3</text:p>
          </table:table-cell>
          <table:table-cell office:value-type="string" calcext:value-type="string">
            <text:p>JOÃO LUCAS CARVALHO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01</text:p>
          </table:table-cell>
          <table:table-cell office:value-type="string" calcext:value-type="string">
            <text:p>JOSE CARLOS DOS SANTOS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902.23" calcext:value-type="currency">
            <text:p>R$ 4.902,2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128.42" calcext:value-type="currency">
            <text:p>R$ 21.128,42</text:p>
          </table:table-cell>
          <table:table-cell office:value-type="currency" office:currency="BRL" office:value="2090.53" calcext:value-type="currency">
            <text:p>R$ 2.090,53</text:p>
          </table:table-cell>
          <table:table-cell office:value-type="currency" office:currency="BRL" office:value="3854.37" calcext:value-type="currency">
            <text:p>R$ 3.854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44.9" calcext:value-type="currency">
            <text:p>R$ 5.944,90</text:p>
          </table:table-cell>
          <table:table-cell office:value-type="currency" office:currency="BRL" office:value="15183.52" calcext:value-type="currency">
            <text:p>R$ 15.183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20</text:p>
          </table:table-cell>
          <table:table-cell office:value-type="string" calcext:value-type="string">
            <text:p>JOVELINA APARECIDA COLEN FRANCO MAGALHA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068.99" calcext:value-type="currency">
            <text:p>R$ 1.068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76.23" calcext:value-type="currency">
            <text:p>R$ 13.876,23</text:p>
          </table:table-cell>
          <table:table-cell office:value-type="currency" office:currency="BRL" office:value="893.92" calcext:value-type="currency">
            <text:p>R$ 893,92</text:p>
          </table:table-cell>
          <table:table-cell office:value-type="currency" office:currency="BRL" office:value="2674.13" calcext:value-type="currency">
            <text:p>R$ 2.67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68.05" calcext:value-type="currency">
            <text:p>R$ 3.568,05</text:p>
          </table:table-cell>
          <table:table-cell office:value-type="currency" office:currency="BRL" office:value="10308.18" calcext:value-type="currency">
            <text:p>R$ 10.308,1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9</text:p>
          </table:table-cell>
          <table:table-cell office:value-type="string" calcext:value-type="string">
            <text:p>KARLA LUCIANA ALMEIDA GOMES FONSEC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50.4" calcext:value-type="currency">
            <text:p>R$ 3.550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50.4" calcext:value-type="currency">
            <text:p>R$ 3.55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3484" calcext:value-type="currency">
            <text:p>R$ 3.484,0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5</text:p>
          </table:table-cell>
          <table:table-cell office:value-type="string" calcext:value-type="string">
            <text:p>LARA EUGÊNIA PEREIRA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449.66" calcext:value-type="currency">
            <text:p>R$ 17.449,6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449.66" calcext:value-type="currency">
            <text:p>R$ 17.449,66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8" calcext:value-type="currency">
            <text:p>R$ 3.494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2" calcext:value-type="currency">
            <text:p>R$ 4.978,22</text:p>
          </table:table-cell>
          <table:table-cell office:value-type="currency" office:currency="BRL" office:value="12471.44" calcext:value-type="currency">
            <text:p>R$ 12.471,4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7</text:p>
          </table:table-cell>
          <table:table-cell office:value-type="string" calcext:value-type="string">
            <text:p>LÁZARA MARIA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74.97" calcext:value-type="currency">
            <text:p>R$ 374,97</text:p>
          </table:table-cell>
          <table:table-cell office:value-type="currency" office:currency="BRL" office:value="3374.73" calcext:value-type="currency">
            <text:p>R$ 3.374,7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9</text:p>
          </table:table-cell>
          <table:table-cell office:value-type="string" calcext:value-type="string">
            <text:p>LEILA MARIA DE FRANÇ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87.08" calcext:value-type="currency">
            <text:p>R$ 1.08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1</text:p>
          </table:table-cell>
          <table:table-cell office:value-type="string" calcext:value-type="string">
            <text:p>LENI DE OLIVEIRA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81</text:p>
          </table:table-cell>
          <table:table-cell office:value-type="string" calcext:value-type="string">
            <text:p>LUAN RAFAEL FUHRKEN WENDPAP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1</text:p>
          </table:table-cell>
          <table:table-cell office:value-type="string" calcext:value-type="string">
            <text:p>LUCAS FRANÇA DE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7.08" calcext:value-type="currency">
            <text:p>R$ 69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8</text:p>
          </table:table-cell>
          <table:table-cell office:value-type="string" calcext:value-type="string">
            <text:p>LUCÉLIA APARECIDA DOS SANTOS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9</text:p>
          </table:table-cell>
          <table:table-cell office:value-type="string" calcext:value-type="string">
            <text:p>LUÍSA VICTÓRIA NUNES DANIEL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34</text:p>
          </table:table-cell>
          <table:table-cell office:value-type="string" calcext:value-type="string">
            <text:p>MADALENA GONÇALVES PE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3296.29" calcext:value-type="currency">
            <text:p>R$ 3.2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13.51" calcext:value-type="currency">
            <text:p>R$ 5.013,51</text:p>
          </table:table-cell>
          <table:table-cell office:value-type="currency" office:currency="BRL" office:value="13852.39" calcext:value-type="currency">
            <text:p>R$ 13.852,3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63</text:p>
          </table:table-cell>
          <table:table-cell office:value-type="string" calcext:value-type="string">
            <text:p>MAGNOLIA PIMENTEL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004.83" calcext:value-type="currency">
            <text:p>R$ 7.004,8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162.4" calcext:value-type="currency">
            <text:p>R$ 26.162,40</text:p>
          </table:table-cell>
          <table:table-cell office:value-type="currency" office:currency="BRL" office:value="2921.14" calcext:value-type="currency">
            <text:p>R$ 2.921,14</text:p>
          </table:table-cell>
          <table:table-cell office:value-type="currency" office:currency="BRL" office:value="4971.75" calcext:value-type="currency">
            <text:p>R$ 4.9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892.89" calcext:value-type="currency">
            <text:p>R$ 7.892,89</text:p>
          </table:table-cell>
          <table:table-cell office:value-type="currency" office:currency="BRL" office:value="18269.51" calcext:value-type="currency">
            <text:p>R$ 18.269,5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5</text:p>
          </table:table-cell>
          <table:table-cell office:value-type="string" calcext:value-type="string">
            <text:p>MARCIANO RODRIGO ROSA PE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36</text:p>
          </table:table-cell>
          <table:table-cell office:value-type="string" calcext:value-type="string">
            <text:p>MARCIO JOSE BRANDO SANTILLI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3155.5" calcext:value-type="currency">
            <text:p>R$ 33.155,5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3155.5" calcext:value-type="currency">
            <text:p>R$ 33.155,50</text:p>
          </table:table-cell>
          <table:table-cell office:value-type="currency" office:currency="BRL" office:value="4237.23" calcext:value-type="currency">
            <text:p>R$ 4.237,23</text:p>
          </table:table-cell>
          <table:table-cell office:value-type="currency" office:currency="BRL" office:value="6532.92" calcext:value-type="currency">
            <text:p>R$ 6.532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770.15" calcext:value-type="currency">
            <text:p>R$ 10.770,15</text:p>
          </table:table-cell>
          <table:table-cell office:value-type="currency" office:currency="BRL" office:value="22385.35" calcext:value-type="currency">
            <text:p>R$ 22.385,3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4</text:p>
          </table:table-cell>
          <table:table-cell office:value-type="string" calcext:value-type="string">
            <text:p>MARCOS VINICIUS MARTINS DE ARAÚJ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10.96" calcext:value-type="currency">
            <text:p>R$ 310,96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7</text:p>
          </table:table-cell>
          <table:table-cell office:value-type="string" calcext:value-type="string">
            <text:p>MARIA ADELAIDE PENAFORT PINTO QUEIR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94.26" calcext:value-type="currency">
            <text:p>R$ 1.594,26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911.12" calcext:value-type="currency">
            <text:p>R$ 1.911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44.71" calcext:value-type="currency">
            <text:p>R$ 2.644,71</text:p>
          </table:table-cell>
          <table:table-cell office:value-type="currency" office:currency="BRL" office:value="10200.58" calcext:value-type="currency">
            <text:p>R$ 10.200,5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5</text:p>
          </table:table-cell>
          <table:table-cell office:value-type="string" calcext:value-type="string">
            <text:p>MARIA APARECIDA MARTINS ARRUD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7</text:p>
          </table:table-cell>
          <table:table-cell office:value-type="string" calcext:value-type="string">
            <text:p>MARIA BETÂNIA NUNES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002.53" calcext:value-type="currency">
            <text:p>R$ 6.002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6002.53" calcext:value-type="currency">
            <text:p>R$ 6.002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5403.16" calcext:value-type="currency">
            <text:p>R$ 5.403,1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8</text:p>
          </table:table-cell>
          <table:table-cell office:value-type="string" calcext:value-type="string">
            <text:p>MARIA CIRENE VASCONCELOS GROSSI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2111.7" calcext:value-type="currency">
            <text:p>R$ 12.111,7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0</text:p>
          </table:table-cell>
          <table:table-cell office:value-type="string" calcext:value-type="string">
            <text:p>MARIA CLEIDE HOLANDA LOP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680.06" calcext:value-type="currency">
            <text:p>R$ 25.680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80.06" calcext:value-type="currency">
            <text:p>R$ 25.680,06</text:p>
          </table:table-cell>
          <table:table-cell office:value-type="currency" office:currency="BRL" office:value="2841.55" calcext:value-type="currency">
            <text:p>R$ 2.841,55</text:p>
          </table:table-cell>
          <table:table-cell office:value-type="currency" office:currency="BRL" office:value="4860.99" calcext:value-type="currency">
            <text:p>R$ 4.860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382.6" calcext:value-type="currency">
            <text:p>R$ 33.382,60</text:p>
          </table:table-cell>
          <table:table-cell office:value-type="currency" office:currency="BRL" office:value="-7702.54" calcext:value-type="currency">
            <text:p>-R$ 7.702,5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7</text:p>
          </table:table-cell>
          <table:table-cell office:value-type="string" calcext:value-type="string">
            <text:p>MARIA DA GRACA COSTA RAM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7634.18" calcext:value-type="currency">
            <text:p>R$ 27.634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01.3" calcext:value-type="currency">
            <text:p>R$ 2.501,30</text:p>
          </table:table-cell>
          <table:table-cell office:value-type="currency" office:currency="BRL" office:value="27634.18" calcext:value-type="currency">
            <text:p>R$ 27.634,18</text:p>
          </table:table-cell>
          <table:table-cell office:value-type="currency" office:currency="BRL" office:value="3188.18" calcext:value-type="currency">
            <text:p>R$ 3.188,18</text:p>
          </table:table-cell>
          <table:table-cell office:value-type="currency" office:currency="BRL" office:value="5303.05" calcext:value-type="currency">
            <text:p>R$ 5.30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91.23" calcext:value-type="currency">
            <text:p>R$ 8.491,23</text:p>
          </table:table-cell>
          <table:table-cell office:value-type="currency" office:currency="BRL" office:value="19142.95" calcext:value-type="currency">
            <text:p>R$ 19.142,9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8</text:p>
          </table:table-cell>
          <table:table-cell office:value-type="string" calcext:value-type="string">
            <text:p>MARIA DALVA DOS SANTOS MOITINH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96</text:p>
          </table:table-cell>
          <table:table-cell office:value-type="string" calcext:value-type="string">
            <text:p>MARIA DAS DORES S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4425.67" calcext:value-type="currency">
            <text:p>R$ 14.425,67</text:p>
          </table:table-cell>
          <table:table-cell office:value-type="currency" office:currency="BRL" office:value="373.54" calcext:value-type="currency">
            <text:p>R$ 373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99.21" calcext:value-type="currency">
            <text:p>R$ 14.799,21</text:p>
          </table:table-cell>
          <table:table-cell office:value-type="currency" office:currency="BRL" office:value="547.57" calcext:value-type="currency">
            <text:p>R$ 547,57</text:p>
          </table:table-cell>
          <table:table-cell office:value-type="currency" office:currency="BRL" office:value="1609.47" calcext:value-type="currency">
            <text:p>R$ 1.609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75.47" calcext:value-type="currency">
            <text:p>R$ 3.775,47</text:p>
          </table:table-cell>
          <table:table-cell office:value-type="currency" office:currency="BRL" office:value="11023.74" calcext:value-type="currency">
            <text:p>R$ 11.023,7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90</text:p>
          </table:table-cell>
          <table:table-cell office:value-type="string" calcext:value-type="string">
            <text:p>MARIA DE FÁTIMA MARTINS MOU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182.89" calcext:value-type="currency">
            <text:p>R$ 15.182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182.89" calcext:value-type="currency">
            <text:p>R$ 15.182,89</text:p>
          </table:table-cell>
          <table:table-cell office:value-type="currency" office:currency="BRL" office:value="1109.52" calcext:value-type="currency">
            <text:p>R$ 1.109,52</text:p>
          </table:table-cell>
          <table:table-cell office:value-type="currency" office:currency="BRL" office:value="2974.17" calcext:value-type="currency">
            <text:p>R$ 2.974,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83.69" calcext:value-type="currency">
            <text:p>R$ 4.083,69</text:p>
          </table:table-cell>
          <table:table-cell office:value-type="currency" office:currency="BRL" office:value="11099.2" calcext:value-type="currency">
            <text:p>R$ 11.099,2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02</text:p>
          </table:table-cell>
          <table:table-cell office:value-type="string" calcext:value-type="string">
            <text:p>MARIA DE LOURDES SANTANNA FREITA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10442.46" calcext:value-type="currency">
            <text:p>R$ 10.442,4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50160.15" calcext:value-type="currency">
            <text:p>R$ 50.160,15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51.63" calcext:value-type="currency">
            <text:p>R$ 6.151,63</text:p>
          </table:table-cell>
          <table:table-cell office:value-type="currency" office:currency="BRL" office:value="12450.93" calcext:value-type="currency">
            <text:p>R$ 12.450,93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03</text:p>
          </table:table-cell>
          <table:table-cell office:value-type="string" calcext:value-type="string">
            <text:p>MARIA DILZA MACIEL FRANC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787.86" calcext:value-type="currency">
            <text:p>R$ 41.787,8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787.86" calcext:value-type="currency">
            <text:p>R$ 41.787,86</text:p>
          </table:table-cell>
          <table:table-cell office:value-type="currency" office:currency="BRL" office:value="5877.38" calcext:value-type="currency">
            <text:p>R$ 5.877,38</text:p>
          </table:table-cell>
          <table:table-cell office:value-type="currency" office:currency="BRL" office:value="8455.78" calcext:value-type="currency">
            <text:p>R$ 8.455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333.16" calcext:value-type="currency">
            <text:p>R$ 14.333,16</text:p>
          </table:table-cell>
          <table:table-cell office:value-type="currency" office:currency="BRL" office:value="27454.7" calcext:value-type="currency">
            <text:p>R$ 27.454,7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00</text:p>
          </table:table-cell>
          <table:table-cell office:value-type="string" calcext:value-type="string">
            <text:p>MARIA DIVINA DE SOUZA GUIMARA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971.93" calcext:value-type="currency">
            <text:p>R$ 21.971,9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1971.93" calcext:value-type="currency">
            <text:p>R$ 21.971,93</text:p>
          </table:table-cell>
          <table:table-cell office:value-type="currency" office:currency="BRL" office:value="2229.71" calcext:value-type="currency">
            <text:p>R$ 2.229,71</text:p>
          </table:table-cell>
          <table:table-cell office:value-type="currency" office:currency="BRL" office:value="4533.11" calcext:value-type="currency">
            <text:p>R$ 4.53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762.82" calcext:value-type="currency">
            <text:p>R$ 6.762,82</text:p>
          </table:table-cell>
          <table:table-cell office:value-type="currency" office:currency="BRL" office:value="15209.11" calcext:value-type="currency">
            <text:p>R$ 15.209,1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1</text:p>
          </table:table-cell>
          <table:table-cell office:value-type="string" calcext:value-type="string">
            <text:p>MARIA EDUARDA CARVALHO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8</text:p>
          </table:table-cell>
          <table:table-cell office:value-type="string" calcext:value-type="string">
            <text:p>MARIA ISABEL DE JESU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586.58" calcext:value-type="currency">
            <text:p>R$ 6.586,58</text:p>
          </table:table-cell>
          <table:table-cell office:value-type="currency" office:currency="BRL" office:value="320.18" calcext:value-type="currency">
            <text:p>R$ 32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06.76" calcext:value-type="currency">
            <text:p>R$ 6.906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6427" calcext:value-type="currency">
            <text:p>R$ 6.427,0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0</text:p>
          </table:table-cell>
          <table:table-cell office:value-type="string" calcext:value-type="string">
            <text:p>MARIA MARQUES DOS SANTOS CUNH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883.56" calcext:value-type="currency">
            <text:p>R$ 13.883,5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883.56" calcext:value-type="currency">
            <text:p>R$ 13.883,56</text:p>
          </table:table-cell>
          <table:table-cell office:value-type="currency" office:currency="BRL" office:value="895.13" calcext:value-type="currency">
            <text:p>R$ 895,13</text:p>
          </table:table-cell>
          <table:table-cell office:value-type="currency" office:currency="BRL" office:value="2152.22" calcext:value-type="currency">
            <text:p>R$ 2.152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47.35" calcext:value-type="currency">
            <text:p>R$ 3.047,35</text:p>
          </table:table-cell>
          <table:table-cell office:value-type="currency" office:currency="BRL" office:value="10836.21" calcext:value-type="currency">
            <text:p>R$ 10.836,2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3</text:p>
          </table:table-cell>
          <table:table-cell office:value-type="string" calcext:value-type="string">
            <text:p>MARIA RITA BARBOSA SÓCRAT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8911.42" calcext:value-type="currency">
            <text:p>R$ 38.911,4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8911.42" calcext:value-type="currency">
            <text:p>R$ 38.911,42</text:p>
          </table:table-cell>
          <table:table-cell office:value-type="currency" office:currency="BRL" office:value="5330.85" calcext:value-type="currency">
            <text:p>R$ 5.330,85</text:p>
          </table:table-cell>
          <table:table-cell office:value-type="currency" office:currency="BRL" office:value="7815.06" calcext:value-type="currency">
            <text:p>R$ 7.815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45.91" calcext:value-type="currency">
            <text:p>R$ 13.145,91</text:p>
          </table:table-cell>
          <table:table-cell office:value-type="currency" office:currency="BRL" office:value="25765.51" calcext:value-type="currency">
            <text:p>R$ 25.765,5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30</text:p>
          </table:table-cell>
          <table:table-cell office:value-type="string" calcext:value-type="string">
            <text:p>MARIA SANDRA VASCONCELOS SOAR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8075.89" calcext:value-type="currency">
            <text:p>R$ 8.075,8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82.62" calcext:value-type="currency">
            <text:p>R$ 13.182,62</text:p>
          </table:table-cell>
          <table:table-cell office:value-type="currency" office:currency="BRL" office:value="24549.19" calcext:value-type="currency">
            <text:p>R$ 24.549,1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37</text:p>
          </table:table-cell>
          <table:table-cell office:value-type="string" calcext:value-type="string">
            <text:p>MARIA SÔNIA CARNEI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20.87" calcext:value-type="currency">
            <text:p>R$ 6.220,87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05.88" calcext:value-type="currency">
            <text:p>R$ 22.805,88</text:p>
          </table:table-cell>
          <table:table-cell office:value-type="currency" office:currency="BRL" office:value="2367.32" calcext:value-type="currency">
            <text:p>R$ 2.367,3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67.32" calcext:value-type="currency">
            <text:p>R$ 2.367,32</text:p>
          </table:table-cell>
          <table:table-cell office:value-type="currency" office:currency="BRL" office:value="20438.56" calcext:value-type="currency">
            <text:p>R$ 20.438,5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17</text:p>
          </table:table-cell>
          <table:table-cell office:value-type="string" calcext:value-type="string">
            <text:p>MARIA TEIXEIRA CAMP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69.26" calcext:value-type="currency">
            <text:p>R$ 4.06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41.9" calcext:value-type="currency">
            <text:p>R$ 6.341,90</text:p>
          </table:table-cell>
          <table:table-cell office:value-type="currency" office:currency="BRL" office:value="15890.22" calcext:value-type="currency">
            <text:p>R$ 15.890,2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8</text:p>
          </table:table-cell>
          <table:table-cell office:value-type="string" calcext:value-type="string">
            <text:p>MARINETTE DA SILVA S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721.32" calcext:value-type="currency">
            <text:p>R$ 30.72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721.32" calcext:value-type="currency">
            <text:p>R$ 30.721,32</text:p>
          </table:table-cell>
          <table:table-cell office:value-type="currency" office:currency="BRL" office:value="3774.74" calcext:value-type="currency">
            <text:p>R$ 3.774,74</text:p>
          </table:table-cell>
          <table:table-cell office:value-type="currency" office:currency="BRL" office:value="5990.71" calcext:value-type="currency">
            <text:p>R$ 5.990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765.45" calcext:value-type="currency">
            <text:p>R$ 9.765,45</text:p>
          </table:table-cell>
          <table:table-cell office:value-type="currency" office:currency="BRL" office:value="20955.87" calcext:value-type="currency">
            <text:p>R$ 20.955,87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5</text:p>
          </table:table-cell>
          <table:table-cell office:value-type="string" calcext:value-type="string">
            <text:p>MARY MEDEIROS DE MORAIS AGUIAR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71</text:p>
          </table:table-cell>
          <table:table-cell office:value-type="string" calcext:value-type="string">
            <text:p>NAIR PACHECO NUN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7891.17" calcext:value-type="currency">
            <text:p>R$ 7.891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22.98" calcext:value-type="currency">
            <text:p>R$ 45.622,98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14.46" calcext:value-type="currency">
            <text:p>R$ 1.614,46</text:p>
          </table:table-cell>
          <table:table-cell office:value-type="currency" office:currency="BRL" office:value="16864.2" calcext:value-type="currency">
            <text:p>R$ 16.864,20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2</text:p>
          </table:table-cell>
          <table:table-cell office:value-type="string" calcext:value-type="string">
            <text:p>NEUSA MARIA GUIMARÃES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808.09" calcext:value-type="currency">
            <text:p>R$ 41.808,09</text:p>
          </table:table-cell>
          <table:table-cell office:value-type="currency" office:currency="BRL" office:value="4371.83" calcext:value-type="currency">
            <text:p>R$ 4.371,8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179.92" calcext:value-type="currency">
            <text:p>R$ 46.179,9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71.4" calcext:value-type="currency">
            <text:p>R$ 2.171,40</text:p>
          </table:table-cell>
          <table:table-cell office:value-type="currency" office:currency="BRL" office:value="8470.7" calcext:value-type="currency">
            <text:p>R$ 8.470,70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11</text:p>
          </table:table-cell>
          <table:table-cell office:value-type="string" calcext:value-type="string">
            <text:p>NÍZIA TAMAR SANTOS DA CRU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3</text:p>
          </table:table-cell>
          <table:table-cell office:value-type="string" calcext:value-type="string">
            <text:p>OLGA MARIA MARTINS GIMENEZ DE ALENCAST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2639.08" calcext:value-type="currency">
            <text:p>R$ 22.639,0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2639.08" calcext:value-type="currency">
            <text:p>R$ 22.639,08</text:p>
          </table:table-cell>
          <table:table-cell office:value-type="currency" office:currency="BRL" office:value="2339.79" calcext:value-type="currency">
            <text:p>R$ 2.339,79</text:p>
          </table:table-cell>
          <table:table-cell office:value-type="currency" office:currency="BRL" office:value="4162.71" calcext:value-type="currency">
            <text:p>R$ 4.16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02.5" calcext:value-type="currency">
            <text:p>R$ 6.502,50</text:p>
          </table:table-cell>
          <table:table-cell office:value-type="currency" office:currency="BRL" office:value="16136.58" calcext:value-type="currency">
            <text:p>R$ 16.136,5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76</text:p>
          </table:table-cell>
          <table:table-cell office:value-type="string" calcext:value-type="string">
            <text:p>OLINDA VI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1569.69" calcext:value-type="currency">
            <text:p>R$ 1.569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2.72" calcext:value-type="currency">
            <text:p>R$ 2.092,72</text:p>
          </table:table-cell>
          <table:table-cell office:value-type="currency" office:currency="BRL" office:value="9300.45" calcext:value-type="currency">
            <text:p>R$ 9.300,4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93</text:p>
          </table:table-cell>
          <table:table-cell office:value-type="string" calcext:value-type="string">
            <text:p>ROBERIO JOSE PEIXOT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29.49" calcext:value-type="currency">
            <text:p>R$ 1.929,4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36.73" calcext:value-type="currency">
            <text:p>R$ 14.736,73</text:p>
          </table:table-cell>
          <table:table-cell office:value-type="currency" office:currency="BRL" office:value="1035.91" calcext:value-type="currency">
            <text:p>R$ 1.035,91</text:p>
          </table:table-cell>
          <table:table-cell office:value-type="currency" office:currency="BRL" office:value="2348.13" calcext:value-type="currency">
            <text:p>R$ 2.3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84.04" calcext:value-type="currency">
            <text:p>R$ 3.384,04</text:p>
          </table:table-cell>
          <table:table-cell office:value-type="currency" office:currency="BRL" office:value="11352.69" calcext:value-type="currency">
            <text:p>R$ 11.352,6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56</text:p>
          </table:table-cell>
          <table:table-cell office:value-type="string" calcext:value-type="string">
            <text:p>ROSEMARY BARROS REIS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4528.68" calcext:value-type="currency">
            <text:p>R$ 34.528,6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4528.68" calcext:value-type="currency">
            <text:p>R$ 34.528,68</text:p>
          </table:table-cell>
          <table:table-cell office:value-type="currency" office:currency="BRL" office:value="4498.13" calcext:value-type="currency">
            <text:p>R$ 4.498,13</text:p>
          </table:table-cell>
          <table:table-cell office:value-type="currency" office:currency="BRL" office:value="6838.8" calcext:value-type="currency">
            <text:p>R$ 6.838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1336.93" calcext:value-type="currency">
            <text:p>R$ 11.336,93</text:p>
          </table:table-cell>
          <table:table-cell office:value-type="currency" office:currency="BRL" office:value="23191.75" calcext:value-type="currency">
            <text:p>R$ 23.191,7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13</text:p>
          </table:table-cell>
          <table:table-cell office:value-type="string" calcext:value-type="string">
            <text:p>ROSENDA DA SILVEIRA MARTINS AMIC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17.12" calcext:value-type="currency">
            <text:p>R$ 4.017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89.76" calcext:value-type="currency">
            <text:p>R$ 6.289,76</text:p>
          </table:table-cell>
          <table:table-cell office:value-type="currency" office:currency="BRL" office:value="15942.36" calcext:value-type="currency">
            <text:p>R$ 15.942,3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62</text:p>
          </table:table-cell>
          <table:table-cell office:value-type="string" calcext:value-type="string">
            <text:p>SAMIA NAVA FALCÃ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7675.52" calcext:value-type="currency">
            <text:p>R$ 27.675,5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7675.52" calcext:value-type="currency">
            <text:p>R$ 27.675,52</text:p>
          </table:table-cell>
          <table:table-cell office:value-type="currency" office:currency="BRL" office:value="3196.03" calcext:value-type="currency">
            <text:p>R$ 3.196,03</text:p>
          </table:table-cell>
          <table:table-cell office:value-type="currency" office:currency="BRL" office:value="5835.85" calcext:value-type="currency">
            <text:p>R$ 5.835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31.88" calcext:value-type="currency">
            <text:p>R$ 9.031,88</text:p>
          </table:table-cell>
          <table:table-cell office:value-type="currency" office:currency="BRL" office:value="18643.64" calcext:value-type="currency">
            <text:p>R$ 18.643,64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4</text:p>
          </table:table-cell>
          <table:table-cell office:value-type="string" calcext:value-type="string">
            <text:p>SELMA TORQUATO DA PA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5115.38" calcext:value-type="currency">
            <text:p>R$ 5.115,3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6</text:p>
          </table:table-cell>
          <table:table-cell office:value-type="string" calcext:value-type="string">
            <text:p>SELMY FERNANDES CLEMENT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42.55" calcext:value-type="currency">
            <text:p>R$ 9.142,5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2.55" calcext:value-type="currency">
            <text:p>R$ 9.142,55</text:p>
          </table:table-cell>
          <table:table-cell office:value-type="currency" office:currency="BRL" office:value="196.69" calcext:value-type="currency">
            <text:p>R$ 196,69</text:p>
          </table:table-cell>
          <table:table-cell office:value-type="currency" office:currency="BRL" office:value="1040.51" calcext:value-type="currency">
            <text:p>R$ 1.04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37.2" calcext:value-type="currency">
            <text:p>R$ 1.237,20</text:p>
          </table:table-cell>
          <table:table-cell office:value-type="currency" office:currency="BRL" office:value="7905.35" calcext:value-type="currency">
            <text:p>R$ 7.905,35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09</text:p>
          </table:table-cell>
          <table:table-cell office:value-type="string" calcext:value-type="string">
            <text:p>TANIA LANUSSE CANDIDO DE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958.73" calcext:value-type="currency">
            <text:p>R$ 1.958,7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16.87" calcext:value-type="currency">
            <text:p>R$ 2.416,87</text:p>
          </table:table-cell>
          <table:table-cell office:value-type="currency" office:currency="BRL" office:value="8528.78" calcext:value-type="currency">
            <text:p>R$ 8.528,7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4</text:p>
          </table:table-cell>
          <table:table-cell office:value-type="string" calcext:value-type="string">
            <text:p>TATIANA SIQUEIRA SANTOS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449.69" calcext:value-type="currency">
            <text:p>R$ 17.449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649.4" calcext:value-type="currency">
            <text:p>R$ 2.649,40</text:p>
          </table:table-cell>
          <table:table-cell office:value-type="currency" office:currency="BRL" office:value="17449.69" calcext:value-type="currency">
            <text:p>R$ 17.449,69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9" calcext:value-type="currency">
            <text:p>R$ 3.4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3" calcext:value-type="currency">
            <text:p>R$ 4.978,23</text:p>
          </table:table-cell>
          <table:table-cell office:value-type="currency" office:currency="BRL" office:value="12471.46" calcext:value-type="currency">
            <text:p>R$ 12.471,4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41</text:p>
          </table:table-cell>
          <table:table-cell office:value-type="string" calcext:value-type="string">
            <text:p>TEREZINHA DE JESUS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4871.15" calcext:value-type="currency">
            <text:p>R$ 44.871,1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44871.15" calcext:value-type="currency">
            <text:p>R$ 44.871,15</text:p>
          </table:table-cell>
          <table:table-cell office:value-type="currency" office:currency="BRL" office:value="4504.89" calcext:value-type="currency">
            <text:p>R$ 4.504,89</text:p>
          </table:table-cell>
          <table:table-cell office:value-type="currency" office:currency="BRL" office:value="7370.31" calcext:value-type="currency">
            <text:p>R$ 7.370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028.66" calcext:value-type="currency">
            <text:p>R$ 17.028,66</text:p>
          </table:table-cell>
          <table:table-cell office:value-type="currency" office:currency="BRL" office:value="27842.49" calcext:value-type="currency">
            <text:p>R$ 27.842,49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79</text:p>
          </table:table-cell>
          <table:table-cell office:value-type="string" calcext:value-type="string">
            <text:p>THALES ALBERTO DE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33</text:p>
          </table:table-cell>
          <table:table-cell office:value-type="string" calcext:value-type="string">
            <text:p>VALCI ALMEI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61.16" calcext:value-type="currency">
            <text:p>R$ 10.661,1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0661.16" calcext:value-type="currency">
            <text:p>R$ 10.661,16</text:p>
          </table:table-cell>
          <table:table-cell office:value-type="currency" office:currency="BRL" office:value="416.89" calcext:value-type="currency">
            <text:p>R$ 416,89</text:p>
          </table:table-cell>
          <table:table-cell office:value-type="currency" office:currency="BRL" office:value="1397.57" calcext:value-type="currency">
            <text:p>R$ 1.397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814.46" calcext:value-type="currency">
            <text:p>R$ 1.814,46</text:p>
          </table:table-cell>
          <table:table-cell office:value-type="currency" office:currency="BRL" office:value="8846.7" calcext:value-type="currency">
            <text:p>R$ 8.846,70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528</text:p>
          </table:table-cell>
          <table:table-cell office:value-type="string" calcext:value-type="string">
            <text:p>VICTOR ADRIAN NUNES DANIEL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50</text:p>
          </table:table-cell>
          <table:table-cell office:value-type="string" calcext:value-type="string">
            <text:p>WASHINGTON PROFETA DOS REIS JUNIOR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00.45" calcext:value-type="currency">
            <text:p>R$ 800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07.69" calcext:value-type="currency">
            <text:p>R$ 13.607,69</text:p>
          </table:table-cell>
          <table:table-cell office:value-type="currency" office:currency="BRL" office:value="849.61" calcext:value-type="currency">
            <text:p>R$ 849,61</text:p>
          </table:table-cell>
          <table:table-cell office:value-type="currency" office:currency="BRL" office:value="2612.47" calcext:value-type="currency">
            <text:p>R$ 2.612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62.08" calcext:value-type="currency">
            <text:p>R$ 3.462,08</text:p>
          </table:table-cell>
          <table:table-cell office:value-type="currency" office:currency="BRL" office:value="10145.61" calcext:value-type="currency">
            <text:p>R$ 10.145,6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01280</text:p>
          </table:table-cell>
          <table:table-cell office:value-type="string" calcext:value-type="string">
            <text:p>ZELI CÂNDIDA COSTA JUN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2904.96" calcext:value-type="currency">
            <text:p>R$ 2.90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40.98" calcext:value-type="currency">
            <text:p>R$ 4.340,98</text:p>
          </table:table-cell>
          <table:table-cell office:value-type="currency" office:currency="BRL" office:value="12820.71" calcext:value-type="currency">
            <text:p>R$ 12.820,71</text:p>
          </table:table-cell>
          <table:table-cell table:number-columns-repeated="3" office:value-type="string" calcext:value-type="string">
            <text:p/>
          </table:table-cell>
        </table:table-row>
        <table:table-row table:style-name="ro3" table:number-rows-repeated="3">
          <table:table-cell table:style-name="ce4" table:number-columns-repeated="3"/>
          <table:table-cell table:style-name="Default" table:number-columns-repeated="18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. Remuneração do cargo efetivo - Subsídio, Vencimento, GAMPU, V.P.I, Adicionais de Qualificação, G.A.E e G.A.S, além de outras desta natureza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2. V.P.N.I., Adicional por tempo de serviço, quintos, décimos e vantagens decorrentes de sentença judicial ou extensão administrativa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3. Rubricas que representam a retribuição paga pelo exercício de função (servidor efetivo) ou remuneração de cargo em comissão (servidor sem vínculo ou requisitado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4. Parcelas da Gratificação Natalina (13º) pagas no mês corrente, ou no caso de vacância ou exoneração do servidor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5. Adicional correspondente a 1/3 (um terço) da remuneração, pago ao servidor por ocasião das féria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6.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7. Total dos rendimentos brutos pagos no mê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8. Contribuição Previdenciária Oficial (Plano de Seguridade Social do Servidor Público e Regime Geral de Previdência Social)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9. Imposto de Renda Retido na Fonte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0. Valor deduzido da remuneração básica bruta acrescida da função de confiança ou cargo em comissão, quando estas ultrapassarem o teto constitucional, nos termos da legislação correspondente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1. Total dos descontos efetuados no mê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2. Rendimento líquido após os descontos referidos nos itens anteriore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/>
          <table:table-cell office:value-type="string" calcext:value-type="string" table:number-columns-spanned="20" table:number-rows-spanned="1">
            <text:p>13. Auxílio-alimentação, Auxílio-transporte, Auxílio-moradia, Ajuda de Custo e outras dessa natureza, exceto diárias, que serão divulgadas no Portal da Transparência.</text:p>
          </table:table-cell>
          <table:covered-table-cell table:style-name="ce4"/>
          <table:covered-table-cell table:number-columns-repeated="18" table:style-name="Default"/>
        </table:table-row>
        <table:table-row table:style-name="ro5">
          <table:table-cell table:style-name="ce4"/>
          <table:table-cell office:value-type="string" calcext:value-type="string" table:number-columns-spanned="20" table:number-rows-spanned="1">
            <text:p>14. Valores pagos a título de Adicional de Insalubridade ou de Periculosidade, Adicional Noturno, Serviço Extraordinário, Substituição de Função, Cumulações.</text:p>
          </table:table-cell>
          <table:covered-table-cell table:style-name="ce4"/>
          <table:covered-table-cell table:number-columns-repeated="18" table:style-name="Default"/>
        </table:table-row>
        <table:table-row table:style-name="ro3">
          <table:table-cell table:style-name="ce4" table:number-columns-repeated="3"/>
          <table:table-cell table:style-name="Default"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1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/00/0000</text:date>, <text:time style:data-style-name="N2" text:time-value="22:16:00.4061914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2-04-12T10:22:43.413000000</dc:date>
    <meta:editing-duration>PT4H25M1S</meta:editing-duration>
    <meta:editing-cycles>31</meta:editing-cycles>
    <meta:generator>LibreOffice/24.2.3.2$Linux_X86_64 LibreOffice_project/420$Build-2</meta:generator>
    <meta:document-statistic meta:table-count="1" meta:cell-count="1976" meta:object-count="0"/>
  </office:meta>
</office:document-meta>
</file>